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YLANE SKINBOOSTERS</text:p>
      <text:p text:style-name="Standard">to zabieg głęboko nawilżający, wykonywany przy użyciu dwóch różnych preparatów z kwasem hialuronowym z rodziny wypełniaczy Restylane-marki cieszącej się zaufaniem na całym świecie zarówno wśród lekarzy jak i pacjentów.</text:p>
      <text:p text:style-name="Standard">Posiada wysoki profil bezpieczeństwa, zapewnia nawilżenie głębokich warstw skóry oraz poprawia ogólną jej jakość.</text:p>
      <text:p text:style-name="Standard">Zabieg z użyciem Restylane Skonboosters obejmuje szereg nawilżających mikroiniekcji stabilizowanym kwasem hialuronowym, efektem czego jest poprawa elastyczności , jędrności i gładkości skóry.</text:p>
      <text:p text:style-name="Standard">Okolicami poddawanymi zabiegowi są:</text:p>
      <text:p text:style-name="Standard">-twarz: czoło, policzki, kurze łapki</text:p>
      <text:p text:style-name="Standard">-usta</text:p>
      <text:p text:style-name="Standard">-szyja</text:p>
      <text:p text:style-name="Standard">-dekolt</text:p>
      <text:p text:style-name="Standard">-dłonie</text:p>
      <text:p text:style-name="Standard">W celu osiągnięcia optymalnych <text:s/>wyników zaleca się wykonanie 3 zabiegów w odstępie 2-4 tygodnie , a następnie zabiegów podtrzymujących co ok 6-8 miesięcy</text:p>
      <text:p text:style-name="Standard">Poprawa jakości i kondycji skóry widoczna jest już po pierwszym zabiegu. Efekt utrzymuje się ok 6-12 miesięcy.</text:p>
      <text:p text:style-name="Standard">Dostępne są dwa preparaty:</text:p>
      <text:p text:style-name="Standard">-Restylane Skinboosters Vital-dla bardziej dojrzałej czy wysuszonej przez słońce skóry</text:p>
      <text:p text:style-name="Standard">-Restylane Skinboosters Vital Light-dla skóry młodszej , delikatniejszej</text:p>
      <text:p text:style-name="Standard"/>
      <text:p text:style-name="Standard">Cena </text:p>
      <text:p text:style-name="Standard">1ml -550 zl</text:p>
      <text:p text:style-name="Standard">2ml-1000z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7:23:36</meta:creation-date>
    <meta:document-statistic meta:table-count="0" meta:image-count="0" meta:object-count="0" meta:page-count="1" meta:paragraph-count="18" meta:word-count="147" meta:character-count="1113"/>
    <dc:date>2017-11-05T17:34:35</dc:date>
    <meta:editing-duration>PT10M59S</meta:editing-duration>
    <meta:editing-cycles>1</meta:editing-cycles>
    <meta:generator>OpenOffice/4.1.2$Unix OpenOffice.org_project/412m3$Build-9782</meta:generator>
  </office:meta>
</office:document-meta>
</file>